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margin-top="0.0417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.0417in" fo:margin-bottom="0in" loext:contextual-spacing="false" fo:line-height="100%" fo:text-indent="-0.25in" style:auto-text-indent="false"/>
    </style:style>
    <style:style style:name="P11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fo:color="#24292e" fo:font-size="10.5pt" style:font-size-asian="10.5pt" style:font-size-complex="10.5pt" fo:background-color="#ffffff"/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color="#24292e" fo:font-size="10.5pt" style:font-size-asian="10.5pt" style:font-size-complex="10.5pt" fo:background-color="#ffffff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color="#1155cc" fo:font-size="11.5pt" style:font-size-asian="11.5pt" style:font-size-complex="11.5pt" fo:background-color="#ffffff"/>
    </style:style>
    <style:style style:name="P16" style:family="paragraph" style:parent-style-name="Heading_20_2" style:list-style-name="WWNum5">
      <style:paragraph-properties fo:margin-left="0.5in" fo:margin-right="0in" fo:text-indent="-0.25in" style:auto-text-indent="false"/>
    </style:style>
    <style:style style:name="P17" style:family="paragraph" style:parent-style-name="Heading_20_2" style:list-style-name="WWNum4">
      <style:paragraph-properties fo:margin-left="0.5in" fo:margin-right="0in" fo:text-indent="-0.25in" style:auto-text-indent="false"/>
    </style:style>
    <style:style style:name="P18" style:family="paragraph" style:parent-style-name="Heading_20_2" style:list-style-name="WWNum2">
      <style:paragraph-properties fo:margin-left="0.5in" fo:margin-right="0in" fo:margin-top="0.0417in" fo:margin-bottom="0in" loext:contextual-spacing="false" fo:line-height="100%" fo:keep-together="auto" fo:text-indent="-0.25in" style:auto-text-indent="false" fo:keep-with-next="auto"/>
    </style:style>
    <style:style style:name="P19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155cc" fo:font-size="10.5pt" style:text-underline-style="solid" style:text-underline-width="auto" style:text-underline-color="font-color" style:font-size-asian="10.5pt" style:font-size-complex="10.5pt" fo:background-color="#ffffff"/>
    </style:style>
    <style:style style:name="T4" style:family="text">
      <style:text-properties fo:font-style="italic" style:font-style-asian="italic"/>
    </style:style>
    <style:style style:name="T5" style:family="text">
      <style:text-properties fo:color="#0366d6" fo:font-size="10.5pt" style:text-underline-style="solid" style:text-underline-width="auto" style:text-underline-color="font-color" style:font-size-asian="10.5pt" style:font-size-complex="10.5pt" fo:background-color="#ffffff"/>
    </style:style>
    <style:style style:name="T6" style:family="text">
      <style:text-properties fo:color="#24292e" fo:font-size="10.5pt" style:font-size-asian="10.5pt" style:font-size-complex="10.5pt" fo:background-color="#ffffff"/>
    </style:style>
    <style:style style:name="T7" style:family="text">
      <style:text-properties fo:color="#24292e" fo:font-size="10.5pt" fo:font-style="italic" style:font-size-asian="10.5pt" style:font-style-asian="italic" style:font-size-complex="10.5pt" fo:background-color="#ffffff"/>
    </style:style>
    <style:style style:name="T8" style:family="text">
      <style:text-properties fo:color="#24292e" fo:font-size="10.5pt" fo:font-style="italic" style:text-underline-style="solid" style:text-underline-width="auto" style:text-underline-color="font-color" style:font-size-asian="10.5pt" style:font-style-asian="italic" style:font-size-complex="10.5pt" fo:background-color="#ffffff"/>
    </style:style>
    <style:style style:name="T9" style:family="text">
      <style:text-properties fo:color="#24292e" fo:font-size="10.5pt" fo:font-weight="bold" style:font-size-asian="10.5pt" style:font-weight-asian="bold" style:font-size-complex="10.5pt" fo:background-color="#ffffff"/>
    </style:style>
    <style:style style:name="T10" style:family="text">
      <style:text-properties fo:font-size="10.5pt" style:font-size-asian="10.5pt" style:font-size-complex="10.5pt" fo:background-color="#ffffff"/>
    </style:style>
    <style:style style:name="T11" style:family="text">
      <style:text-properties fo:font-size="10.5pt" fo:font-style="italic" style:text-underline-style="solid" style:text-underline-width="auto" style:text-underline-color="font-color" style:font-size-asian="10.5pt" style:font-style-asian="italic" style:font-size-complex="10.5pt" fo:background-color="#ffffff"/>
    </style:style>
    <style:style style:name="T12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616hku88c2tm"/><text:span text:style-name="T1">Free/Open Source Software Reading List</text:span></text:p>
      <text:p text:style-name="Heading_20_2"><text:bookmark text:name="_39feztyshmm7"/>Introduction to FOSS</text:p>
      <text:list xml:id="list2568623611" text:style-name="WWNum9">
        <text:list-item>
          <text:p text:style-name="P2"><text:a xlink:type="simple" xlink:href="https://opensource.guide/" text:style-name="ListLabel_20_82" text:visited-style-name="ListLabel_20_82"><text:span text:style-name="T2">Open Source Guides</text:span></text:a> <text:span text:style-name="T4">GitHub.com</text:span></text:p>
        </text:list-item>
      </text:list>
      <text:p text:style-name="Standard"/>
      <text:list xml:id="list3516570937" text:style-name="WWNum1">
        <text:list-item>
          <text:p text:style-name="P3"><text:a xlink:type="simple" xlink:href="https://www.digitalocean.com/community/tutorial_series/an-introduction-to-open-source" text:style-name="ListLabel_20_82" text:visited-style-name="ListLabel_20_82"><text:span text:style-name="T2">Introduction to Open Source</text:span></text:a> <text:span text:style-name="T4">Digital Ocean</text:span></text:p>
        </text:list-item>
      </text:list>
      <text:p text:style-name="P1"/>
      <text:list xml:id="list1636385584" text:style-name="WWNum3">
        <text:list-item>
          <text:p text:style-name="P4"><text:a xlink:type="simple" xlink:href="https://opensource.com/resources" text:style-name="ListLabel_20_82" text:visited-style-name="ListLabel_20_82"><text:span text:style-name="T2">FAQ in FOSS</text:span></text:a> <text:span text:style-name="T4">Opensource.com</text:span></text:p>
        </text:list-item>
      </text:list>
      <text:p text:style-name="Heading_20_2"><text:bookmark text:name="_pu2kcmkc0pw3"/>Project Management</text:p>
      <text:list xml:id="list2640503750" text:style-name="WWNum5">
        <text:list-item>
          <text:p text:style-name="P16"><text:bookmark text:name="_1uzo725mg99z"/><text:a xlink:type="simple" xlink:href="https://opensource.com/article/18/6/agile-vision-consider" text:style-name="ListLabel_20_83" text:visited-style-name="ListLabel_20_83"><text:span text:style-name="T5">Why (some) agile teams fail</text:span></text:a><text:span text:style-name="T6"> - </text:span><text:span text:style-name="T7">Jen Krieger </text:span><text:a xlink:type="simple" xlink:href="https://github.com/mrry550" text:style-name="ListLabel_20_84" text:visited-style-name="ListLabel_20_84"><text:span text:style-name="T8">@mrry550</text:span></text:a></text:p>
        </text:list-item>
      </text:list>
      <text:p text:style-name="P11"><text:a xlink:type="simple" xlink:href="https://github.com/nayafia" text:style-name="ListLabel_20_85" text:visited-style-name="ListLabel_20_85"/></text:p>
      <text:list xml:id="list95727804598068" text:continue-numbering="true" text:style-name="WWNum5">
        <text:list-item>
          <text:p text:style-name="P9"><text:a xlink:type="simple" xlink:href="https://robinpowered.com/blog/best-practice-system-for-organizing-and-tagging-github-issues/" text:style-name="ListLabel_20_83" text:visited-style-name="ListLabel_20_83"><text:span text:style-name="T5">How we organize GitHub issues: A simple styleguide for tagging</text:span></text:a><text:span text:style-name="T6"> - </text:span><text:span text:style-name="T7">Zach Dunn </text:span><text:a xlink:type="simple" xlink:href="https://github.com/zachdunn" text:style-name="ListLabel_20_84" text:visited-style-name="ListLabel_20_84"><text:span text:style-name="T8">@zachdunn</text:span></text:a></text:p>
        </text:list-item>
      </text:list>
      <text:p text:style-name="Heading_20_2"><text:bookmark text:name="_c40knvy8fhma"/>Documentation</text:p>
      <text:list xml:id="list3078276437" text:style-name="WWNum4">
        <text:list-item>
          <text:p text:style-name="P17"><text:bookmark text:name="_jtkkvuyzp2sf"/><text:a xlink:type="simple" xlink:href="https://opensource.com/open-organization/17/10/readme-maturity-model" text:style-name="ListLabel_20_83" text:visited-style-name="ListLabel_20_83"><text:span text:style-name="T5">Your step-by-step guide to more effective documentation</text:span></text:a><text:span text:style-name="T6"> - </text:span><text:span text:style-name="T7">Lauri Apple </text:span><text:a xlink:type="simple" xlink:href="https://github.com/LappleApple" text:style-name="ListLabel_20_84" text:visited-style-name="ListLabel_20_84"><text:span text:style-name="T8">@LappleApple</text:span></text:a></text:p>
        </text:list-item>
      </text:list>
      <text:p text:style-name="P11"><text:a xlink:type="simple" xlink:href="https://github.com/LappleApple" text:style-name="ListLabel_20_84" text:visited-style-name="ListLabel_20_84"/></text:p>
      <text:list xml:id="list2395687897" text:style-name="WWNum2">
        <text:list-item>
          <text:p text:style-name="P18"><text:bookmark text:name="_ceyiqvlgwhof"/><text:a xlink:type="simple" xlink:href="https://opensource.com/life/16/3/contributor-guidelines-template-and-tips" text:style-name="ListLabel_20_83" text:visited-style-name="ListLabel_20_83"><text:span text:style-name="T5">A template for creating open source contributor guidelines</text:span></text:a><text:span text:style-name="T6"> - </text:span><text:span text:style-name="T7">Safia Abdalla </text:span><text:a xlink:type="simple" xlink:href="https://github.com/captainsafia" text:style-name="ListLabel_20_84" text:visited-style-name="ListLabel_20_84"><text:span text:style-name="T8">@captainsafia</text:span></text:a></text:p>
        </text:list-item>
      </text:list>
      <text:p text:style-name="P11"><text:a xlink:type="simple" xlink:href="https://github.com/captainsafia" text:style-name="ListLabel_20_84" text:visited-style-name="ListLabel_20_84"/></text:p>
      <text:list xml:id="list95728060532895" text:continue-numbering="true" text:style-name="WWNum2">
        <text:list-item>
          <text:p text:style-name="P18"><text:bookmark text:name="_tyflhuhj61c6"/><text:a xlink:type="simple" xlink:href="https://github.com/nayafia/contributing-template/blob/master/CONTRIBUTING-template.md" text:style-name="ListLabel_20_83" text:visited-style-name="ListLabel_20_83"><text:span text:style-name="T5">CONTRIBUTING-template.md</text:span></text:a><text:span text:style-name="T6"> - </text:span><text:span text:style-name="T7">Nadia Eghbal </text:span><text:a xlink:type="simple" xlink:href="https://github.com/nayafia" text:style-name="ListLabel_20_84" text:visited-style-name="ListLabel_20_84"><text:span text:style-name="T8">@nayafia</text:span></text:a></text:p>
        </text:list-item>
      </text:list>
      <text:p text:style-name="Heading_20_2"><text:bookmark text:name="_5hcmro3trolu"/>Continuous Integration and Health Checks</text:p>
      <text:list xml:id="list926454368" text:style-name="WWNum7">
        <text:list-item>
          <text:p text:style-name="P5"><text:a xlink:type="simple" xlink:href="https://codeship.com/continuous-integration-essentials" text:style-name="ListLabel_20_82" text:visited-style-name="ListLabel_20_82"><text:span text:style-name="T2">Continuous Integration Essentials</text:span></text:a> <text:span text:style-name="T4">Codeship</text:span></text:p>
        </text:list-item>
      </text:list>
      <text:p text:style-name="Heading_20_2"><text:bookmark text:name="_nq81ca9ulro4"/>Workflow</text:p>
      <text:list xml:id="list95727589321764" text:continue-list="list95728060532895" text:style-name="WWNum2">
        <text:list-item>
          <text:p text:style-name="P10"><text:span text:style-name="T6">(</text:span><text:span text:style-name="T7">video</text:span><text:span text:style-name="T6">) </text:span><text:a xlink:type="simple" xlink:href="https://archive.org/details/ato2017-drivethru" text:style-name="ListLabel_20_83" text:visited-style-name="ListLabel_20_83"><text:span text:style-name="T5">Have It Your Way: Maximizing Drive-Thru Contributions</text:span></text:a><text:span text:style-name="T6"> - </text:span><text:span text:style-name="T7">VM Brasseur </text:span><text:a xlink:type="simple" xlink:href="https://github.com/vmbrasseur" text:style-name="ListLabel_20_84" text:visited-style-name="ListLabel_20_84"><text:span text:style-name="T8">@vmbrasseur</text:span></text:a></text:p>
        </text:list-item>
      </text:list>
      <text:p text:style-name="Heading_20_2"><text:bookmark text:name="_3tr02d9i613k"/>Community Outreach</text:p>
      <text:p text:style-name="P12"/>
      <text:list xml:id="list95728129534615" text:continue-numbering="true" text:style-name="WWNum2">
        <text:list-item>
          <text:p text:style-name="P6"><text:a xlink:type="simple" xlink:href="https://medium.com/@nayafia/what-success-really-looks-like-in-open-source-2dd1facaf91c" text:style-name="ListLabel_20_83" text:visited-style-name="ListLabel_20_83"><text:span text:style-name="T5">What success really looks like in open source</text:span></text:a><text:span text:style-name="T6"> - </text:span><text:span text:style-name="T7">Nadia Eghbal </text:span><text:a xlink:type="simple" xlink:href="https://github.com/nayafia" text:style-name="ListLabel_20_84" text:visited-style-name="ListLabel_20_84"><text:span text:style-name="T8">@nayafia</text:span></text:a></text:p>
        </text:list-item>
      </text:list>
      <text:p text:style-name="Heading_20_2"><text:bookmark text:name="_rjv81n9q0mji"/>FOSS Product Development</text:p>
      <text:list xml:id="list1131206585" text:style-name="WWNum8">
        <text:list-item>
          <text:p text:style-name="P7"><text:soft-page-break/><text:a xlink:type="simple" xlink:href="https://www.linuxfoundation.org/resources/open-source-guides/setting-an-open-source-strategy/" text:style-name="ListLabel_20_83" text:visited-style-name="ListLabel_20_83"><text:span text:style-name="T5">Setting an Open Source Strategy</text:span></text:a><text:span text:style-name="T6"> - Linux Foundation</text:span></text:p>
        </text:list-item>
      </text:list>
      <text:p text:style-name="P12"/>
      <text:list xml:id="list95727581116254" text:continue-numbering="true" text:style-name="WWNum8">
        <text:list-item>
          <text:p text:style-name="P7"><text:a xlink:type="simple" xlink:href="https://www.linuxfoundation.org/blog/2018/11/a-free-guide-for-setting-your-open-source-strategy/" text:style-name="ListLabel_20_83" text:visited-style-name="ListLabel_20_83"><text:span text:style-name="T5">A Free Guide for Setting Your Open Source Strategy</text:span></text:a><text:span text:style-name="T6"> - Linux Foundation</text:span></text:p>
        </text:list-item>
      </text:list>
      <text:p text:style-name="P14"/>
      <text:list xml:id="list95728005618161" text:continue-numbering="true" text:style-name="WWNum8">
        <text:list-item>
          <text:p text:style-name="P7"><text:a xlink:type="simple" xlink:href="https://opensource.com/article/17/9/demystifying-open-source-product-strategy" text:style-name="ListLabel_20_83" text:visited-style-name="ListLabel_20_83"><text:span text:style-name="T5">6 steps to perfecting an open source product strategy</text:span></text:a><text:span text:style-name="T6"> - </text:span><text:a xlink:type="simple" xlink:href="https://twitter.com/laserllama" text:style-name="ListLabel_20_83" text:visited-style-name="ListLabel_20_83"><text:span text:style-name="T5">Michael DeHann</text:span></text:a><text:span text:style-name="T6"> @ opensource.com</text:span></text:p>
        </text:list-item>
      </text:list>
      <text:p text:style-name="P12"/>
      <text:list xml:id="list95727193297342" text:continue-numbering="true" text:style-name="WWNum8">
        <text:list-item>
          <text:p text:style-name="P7"><text:a xlink:type="simple" xlink:href="https://producingoss.com/en/index.html" text:style-name="ListLabel_20_86" text:visited-style-name="ListLabel_20_86"><text:span text:style-name="T3">Producing Open Source Software</text:span></text:a><text:span text:style-name="T6"> by Karl Fogel (</text:span><text:span text:style-name="T9">has resources on all major topics here</text:span><text:span text:style-name="T6">)</text:span></text:p>
        </text:list-item>
      </text:list>
      <text:p text:style-name="P14"/>
      <text:p text:style-name="P14"/>
      <text:p text:style-name="Heading_20_2"><text:bookmark text:name="_xso4fwjsstzx"/>Additional Readings:</text:p>
      <text:list xml:id="list1265553040" text:style-name="WWNum6">
        <text:list-item>
          <text:p text:style-name="P8"><text:a xlink:type="simple" xlink:href="https://fossforge.com/" text:style-name="ListLabel_20_83" text:visited-style-name="ListLabel_20_83"><text:span text:style-name="T5">Forge Your Future with Open Source</text:span></text:a><text:span text:style-name="T6"> by </text:span><text:a xlink:type="simple" xlink:href="https://github.com/vmbrasseur" text:style-name="ListLabel_20_87" text:visited-style-name="ListLabel_20_87"><text:span text:style-name="T11">@vmbrasseur</text:span></text:a><text:span text:style-name="T6"> This is a great peer-reviewed book about building and growing FOSS projects and a community around the project. It is behind a paywall.</text:span></text:p>
        </text:list-item>
      </text:list>
      <text:p text:style-name="P14"/>
      <text:p text:style-name="P15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.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.5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.5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.5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.5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3" style:display-name="ListLabel 83" style:family="text">
      <style:text-properties fo:color="#0366d6" fo:font-size="10.5pt" style:text-underline-style="solid" style:text-underline-width="auto" style:text-underline-color="font-color" style:font-size-asian="10.5pt" style:font-size-complex="10.5pt" fo:background-color="#ffffff"/>
    </style:style>
    <style:style style:name="ListLabel_20_84" style:display-name="ListLabel 84" style:family="text">
      <style:text-properties fo:color="#24292e" fo:font-size="10.5pt" fo:font-style="italic" style:text-underline-style="solid" style:text-underline-width="auto" style:text-underline-color="font-color" style:font-size-asian="10.5pt" style:font-style-asian="italic" style:font-size-complex="10.5pt" fo:background-color="#ffffff"/>
    </style:style>
    <style:style style:name="ListLabel_20_85" style:display-name="ListLabel 85" style:family="text"/>
    <style:style style:name="ListLabel_20_86" style:display-name="ListLabel 86" style:family="text">
      <style:text-properties fo:color="#1155cc" fo:font-size="10.5pt" style:text-underline-style="solid" style:text-underline-width="auto" style:text-underline-color="font-color" style:font-size-asian="10.5pt" style:font-size-complex="10.5pt" fo:background-color="#ffffff"/>
    </style:style>
    <style:style style:name="ListLabel_20_87" style:display-name="ListLabel 87" style:family="text">
      <style:text-properties fo:font-size="10.5pt" fo:font-style="italic" style:text-underline-style="solid" style:text-underline-width="auto" style:text-underline-color="font-color" style:font-size-asian="10.5pt" style:font-style-asian="italic" style:font-size-complex="10.5pt" fo:background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5" meta:word-count="212" meta:character-count="1337" meta:non-whitespace-character-count="1166"/>
    <meta:generator>LibreOfficeDev/6.0.5.2$Linux_X86_64 LibreOffice_project/</meta:generator>
  </office:meta>
</office:document-meta>
</file>